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b5f3" officeooo:paragraph-rsid="0013b5f3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b5f3" officeooo:paragraph-rsid="0013b5f3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ef64" officeooo:paragraph-rsid="0013ef64" style:font-size-asian="10.5pt" style:font-size-complex="12pt"/>
    </style:style>
    <style:style style:name="T1" style:family="text">
      <style:text-properties officeooo:rsid="0013e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2 Backlog</text:p>
      <text:p text:style-name="P1"/>
      <text:p text:style-name="P1"/>
      <text:p text:style-name="P2">POR – A Sprint 2 será voltada para a prototipagem das telas do sistema utilizando o <text:span text:style-name="T1">Fi</text:span>gma.</text:p>
      <text:p text:style-name="P2"/>
      <text:p text:style-name="P2">- Tela Principal: Possui as opções Pedidos, Cardápio e Clientes</text:p>
      <text:p text:style-name="P2"/>
      <text:p text:style-name="P2">- Tela Pedidos: Possui as opções fazer pedido, mostrar pedido e cancelar pedido</text:p>
      <text:p text:style-name="P2"/>
      <text:p text:style-name="P2">- Tela Cardápio: Possui as opções inserir lanche, mostrar cardápio e editar lanche (abrirá tela secundária para alterar ou remover o lanche)</text:p>
      <text:p text:style-name="P2"/>
      <text:p text:style-name="P2">- Tela Clientes: Possui as opções cadastrar cliente, exibir clientes e editar cliente (abrirá uma tela secundária para alterar ou remover o cliente)</text:p>
      <text:p text:style-name="P2"/>
      <text:p text:style-name="P3">ENG – Sprint 2 will be used to develop screens prototypes using Figma</text:p>
      <text:p text:style-name="P3"/>
      <text:p text:style-name="P3">- Main Screen: Has the options Orders, Menu and Customers</text:p>
      <text:p text:style-name="P3"/>
      <text:p text:style-name="P3">- Orders Screen: Has the options to do the order bill, show orders and cancel order</text:p>
      <text:p text:style-name="P3"/>
      <text:p text:style-name="P3">- Menu Screen: Has the options add burguer, show menu and edit burguer (it will open a second screen to change or remove burguers)</text:p>
      <text:p text:style-name="P3"/>
      <text:p text:style-name="P3">- Customers Screen: Has the options to register customer, show customers and edit customers (it will open a second screen to change or remove customer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1:00:24.573498800</meta:creation-date>
    <dc:date>2025-09-17T11:23:15.305070200</dc:date>
    <meta:editing-duration>PT23S</meta:editing-duration>
    <meta:editing-cycles>1</meta:editing-cycles>
    <meta:document-statistic meta:table-count="0" meta:image-count="0" meta:object-count="0" meta:page-count="1" meta:paragraph-count="11" meta:word-count="174" meta:character-count="1027" meta:non-whitespace-character-count="862"/>
    <meta:generator>LibreOffice/25.2.5.2$Windows_X86_64 LibreOffice_project/03d19516eb2e1dd5d4ccd751a0d6f35f35e08022</meta:generator>
  </office:meta>
</office:document-meta>
</file>